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0000003845CBCAA68.jpg" manifest:media-type="image/jpeg"/>
  <manifest:file-entry manifest:full-path="Pictures/10000000000004B0000003846A16666C.jpg" manifest:media-type="image/jpeg"/>
  <manifest:file-entry manifest:full-path="Pictures/10000000000004B000000384CBB08952.jpg" manifest:media-type="image/jpeg"/>
  <manifest:file-entry manifest:full-path="Pictures/10000000000004B000000384FF5CD418.jpg" manifest:media-type="image/jpeg"/>
  <manifest:file-entry manifest:full-path="Pictures/10000000000004B0000003844F704E5F.jpg" manifest:media-type="image/jpeg"/>
  <manifest:file-entry manifest:full-path="Pictures/10000000000004B000000384C9E5F6BC.jpg" manifest:media-type="image/jpeg"/>
  <manifest:file-entry manifest:full-path="Pictures/10000000000004B0000003845997D124.jpg" manifest:media-type="image/jpeg"/>
  <manifest:file-entry manifest:full-path="Pictures/10000000000004B0000003846592F92D.jpg" manifest:media-type="image/jpeg"/>
  <manifest:file-entry manifest:full-path="Pictures/10000000000004B00000038454EE6C34.jpg" manifest:media-type="image/jpeg"/>
  <manifest:file-entry manifest:full-path="Pictures/10000000000004B000000384F30A5334.jpg" manifest:media-type="image/jpeg"/>
  <manifest:file-entry manifest:full-path="Pictures/10000000000004B000000384E8BCCAFF.jpg" manifest:media-type="image/jpeg"/>
  <manifest:file-entry manifest:full-path="Pictures/10000000000004B0000003845F307ADB.jpg" manifest:media-type="image/jpeg"/>
  <manifest:file-entry manifest:full-path="Pictures/10000000000004B0000003844872400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draw:frame draw:style-name="fr1" draw:name="Image1" text:anchor-type="paragraph" svg:width="6.9252in" svg:height="5.1937in" draw:z-index="0"><draw:image xlink:href="Pictures/10000000000004B0000003844872400E.jpg" xlink:type="simple" xlink:show="embed" xlink:actuate="onLoad"/></draw:frame></text:p>
      <text:p text:style-name="Preformatted_20_Text"/>
      <text:p text:style-name="Preformatted_20_Text"/>
      <text:p text:style-name="Preformatted_20_Text"><draw:frame draw:style-name="fr2" draw:name="Image2" text:anchor-type="paragraph" svg:width="6.9252in" svg:height="5.1937in" draw:z-index="1"><draw:image xlink:href="Pictures/10000000000004B000000384F30A5334.jpg" xlink:type="simple" xlink:show="embed" xlink:actuate="onLoad"/></draw:frame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2" draw:name="Image3" text:anchor-type="paragraph" svg:width="6.9252in" svg:height="5.1937in" draw:z-index="2"><draw:image xlink:href="Pictures/10000000000004B00000038454EE6C34.jpg" xlink:type="simple" xlink:show="embed" xlink:actuate="onLoad"/></draw:frame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3" draw:name="Image4" text:anchor-type="paragraph" svg:x="0in" svg:y="0.3937in" svg:width="6.9252in" svg:height="5.1937in" draw:z-index="3"><draw:image xlink:href="Pictures/10000000000004B0000003846592F92D.jpg" xlink:type="simple" xlink:show="embed" xlink:actuate="onLoad"/></draw:frame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2" draw:name="Image5" text:anchor-type="paragraph" svg:width="6.9252in" svg:height="5.1937in" draw:z-index="4"><draw:image xlink:href="Pictures/10000000000004B000000384C9E5F6BC.jpg" xlink:type="simple" xlink:show="embed" xlink:actuate="onLoad"/></draw:frame><text:soft-page-break/></text:p>
      <text:p text:style-name="Preformatted_20_Text"/>
      <text:p text:style-name="Preformatted_20_Text"/>
      <text:p text:style-name="Preformatted_20_Text"><draw:frame draw:style-name="fr2" draw:name="Image6" text:anchor-type="paragraph" svg:width="6.9252in" svg:height="5.1937in" draw:z-index="5"><draw:image xlink:href="Pictures/10000000000004B000000384FF5CD418.jpg" xlink:type="simple" xlink:show="embed" xlink:actuate="onLoad"/></draw:frame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2" draw:name="Image7" text:anchor-type="paragraph" svg:width="6.9252in" svg:height="5.1937in" draw:z-index="6"><draw:image xlink:href="Pictures/10000000000004B0000003845F307ADB.jpg" xlink:type="simple" xlink:show="embed" xlink:actuate="onLoad"/></draw:frame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2" draw:name="Image8" text:anchor-type="paragraph" svg:width="6.9252in" svg:height="5.1937in" draw:z-index="7"><draw:image xlink:href="Pictures/10000000000004B000000384CBB08952.jpg" xlink:type="simple" xlink:show="embed" xlink:actuate="onLoad"/></draw:frame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3" draw:name="Image10" text:anchor-type="paragraph" svg:x="0.0728in" svg:y="5.3709in" svg:width="6.9252in" svg:height="5.1937in" draw:z-index="9"><draw:image xlink:href="Pictures/10000000000004B0000003844F704E5F.jpg" xlink:type="simple" xlink:show="embed" xlink:actuate="onLoad"/></draw:frame><text:soft-page-break/></text:p>
      <text:p text:style-name="Preformatted_20_Text"><draw:frame draw:style-name="fr2" draw:name="Image9" text:anchor-type="paragraph" svg:width="6.9252in" svg:height="5.1937in" draw:z-index="8"><draw:image xlink:href="Pictures/10000000000004B000000384E8BCCAFF.jpg" xlink:type="simple" xlink:show="embed" xlink:actuate="onLoad"/></draw:frame></text:p>
      <text:p text:style-name="Preformatted_20_Text"><draw:frame draw:style-name="fr3" draw:name="Image11" text:anchor-type="paragraph" svg:x="-0.0626in" svg:y="0in" svg:width="6.9252in" svg:height="5.1937in" draw:z-index="10"><draw:image xlink:href="Pictures/10000000000004B0000003845997D124.jpg" xlink:type="simple" xlink:show="embed" xlink:actuate="onLoad"/></draw:frame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2" draw:name="Image12" text:anchor-type="paragraph" svg:width="6.9252in" svg:height="5.1937in" draw:z-index="11"><draw:image xlink:href="Pictures/10000000000004B0000003846A16666C.jpg" xlink:type="simple" xlink:show="embed" xlink:actuate="onLoad"/></draw:frame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2" draw:name="Image13" text:anchor-type="paragraph" svg:width="6.9252in" svg:height="5.1937in" draw:z-index="12"><draw:image xlink:href="Pictures/10000000000004B0000003845CBCAA68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2T11:29:49.642966870</dc:date>
    <meta:editing-duration>PT6M59S</meta:editing-duration>
    <meta:editing-cycles>2</meta:editing-cycles>
    <meta:generator>LibreOffice/4.3.3.2$Linux_X86_64 LibreOffice_project/430m0$Build-2</meta:generator>
    <meta:document-statistic meta:table-count="0" meta:image-count="13" meta:object-count="0" meta:page-count="12" meta:paragraph-count="0" meta:word-count="0" meta:character-count="0" meta:non-whitespace-character-count="0"/>
  </office:meta>
</office:document-meta>
</file>